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964cm" svg:y="6.2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564cm" svg:y="6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1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614cm" svg:height="1.19cm" svg:x="26.7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" draw:id="id44" draw:layer="layout" svg:width="1.614cm" svg:height="1.19cm" svg:x="28.364cm" svg:y="6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9.964cm" svg:y="6.2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1.564cm" svg:y="6.2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3.164cm" svg:y="6.2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3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3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3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3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3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3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3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3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3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3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3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3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1" draw:text-style-name="P2" draw:layer="layout" svg:width="1.614cm" svg:height="1.19cm" svg:x="20.664cm" svg:y="10.5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614cm" svg:height="1.19cm" svg:x="22.2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614cm" svg:height="1.19cm" svg:x="23.864cm" svg:y="10.5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464cm" svg:y="10.5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0.164cm" svg:y="10.5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.614cm" svg:height="1.19cm" svg:x="31.7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.614cm" svg:height="1.19cm" svg:x="33.364cm" svg:y="10.5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4.964cm" svg:y="10.5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614cm" svg:height="1.19cm" svg:x="20.064cm" svg:y="14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614cm" svg:height="1.19cm" svg:x="21.6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614cm" svg:height="1.19cm" svg:x="24.164cm" svg:y="14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614cm" svg:height="1.19cm" svg:x="25.764cm" svg:y="14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1.614cm" svg:height="1.19cm" svg:x="19.764cm" svg:y="18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1.614cm" svg:height="1.19cm" svg:x="21.9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614cm" svg:height="1.19cm" svg:x="23.864cm" svg:y="18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614cm" svg:height="1.19cm" svg:x="26.064cm" svg:y="18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3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3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3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3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3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1" draw:text-style-name="P2" xml:id="id35" draw:id="id35" draw:layer="layout" svg:width="1.614cm" svg:height="1.19cm" svg:x="29.664cm" svg:y="14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614cm" svg:height="1.19cm" svg:x="31.264cm" svg:y="14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.614cm" svg:height="1.19cm" svg:x="33.7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.614cm" svg:height="1.19cm" svg:x="35.364cm" svg:y="14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614cm" svg:height="1.19cm" svg:x="29.364cm" svg:y="18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614cm" svg:height="1.19cm" svg:x="31.564cm" svg:y="18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.614cm" svg:height="1.19cm" svg:x="33.4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.614cm" svg:height="1.19cm" svg:x="35.664cm" svg:y="18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3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3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3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3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3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3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3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3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3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22:16:09.515325608</dc:date>
    <dc:creator>elucterio </dc:creator>
    <meta:editing-duration>PT6H40M18S</meta:editing-duration>
    <meta:editing-cycles>58</meta:editing-cycles>
    <meta:generator>LibreOffice/4.2.8.2$Linux_X86_64 LibreOffice_project/420m0$Build-2</meta:generator>
    <meta:document-statistic meta:object-count="110"/>
  </office:meta>
</office:document-meta>
</file>